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3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style:font-name="Arial"/>
    </style:style>
    <style:style style:name="P6" style:family="paragraph" style:parent-style-name="Standard">
      <style:paragraph-properties fo:text-align="justify" style:justify-single-word="false"/>
      <style:text-properties style:font-name="Arial" style:font-size-complex="14pt"/>
    </style:style>
    <style:style style:name="P7" style:family="paragraph" style:parent-style-name="Standard">
      <style:paragraph-properties fo:margin-left="1.27cm" fo:margin-right="0cm" fo:text-indent="-1.27cm" style:auto-text-indent="false"/>
      <style:text-properties style:font-name="Arial"/>
    </style:style>
    <style:style style:name="P8" style:family="paragraph" style:parent-style-name="Standard">
      <style:text-properties style:font-name="Arial"/>
    </style:style>
    <style:style style:name="P9" style:family="paragraph" style:parent-style-name="Heading_20_2">
      <style:paragraph-properties fo:orphans="2" fo:widows="2" style:text-autospace="ideograph-alpha"/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font-style="italic" style:font-style-asian="italic"/>
    </style:style>
    <style:style style:name="T8" style:family="text">
      <style:text-properties fo:color="#000000" style:font-size-complex="9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ew Labour</text:span></text:p>
      <text:p text:style-name="P1"/>
      <text:p text:style-name="P1">We will begin by examining the emergence of New Labour and the impact of Tony Blair. <text:s/>To consider the impact of New Labour on policy this seminar will focus on the two issues that are consistently the top priorities for voters: health and education. <text:s/>We will examine contemporary debates on those issues, with a specific focus on the New Labour agenda. <text:s/>An important question will be how far Labour has departed from Conservative policies and whether a new political consensus has emerged. </text:p>
      <text:p text:style-name="P2"/>
      <text:list text:style-name="L1">
        <text:list-item>
          <text:p text:style-name="P3">What was new about New Labour?</text:p>
        </text:list-item>
        <text:list-item>
          <text:p text:style-name="P3">Was Majorism the same as Thatcherism?</text:p>
        </text:list-item>
        <text:list-item>
          <text:p text:style-name="P3">What was new about New Labour?</text:p>
        </text:list-item>
      </text:list>
      <text:p text:style-name="P1"/>
      <text:p text:style-name="P1"><text:span text:style-name="T2"/></text:p>
      <text:p text:style-name="P4">Main reading for essays</text:p>
      <text:p text:style-name="P5"/>
      <text:p text:style-name="P5">Brian Brivati &amp; Tim Bale eds., <text:span text:style-name="T3">New Labour in Power: Precedents and Prospects</text:span> (1997). </text:p>
      <text:p text:style-name="P5">David Coates &amp; Peter Lawler eds., <text:span text:style-name="T3">New Labour into Power</text:span> (2000). </text:p>
      <text:p text:style-name="P5">James Cronin, <text:span text:style-name="T3">New Labour’s Pasts</text:span> (2004). <text:s/></text:p>
      <text:p text:style-name="P5">Norman Fairclough, <text:span text:style-name="T3">New Labour, New Language?</text:span> (2000). </text:p>
      <text:p text:style-name="P5">Andrew Gamble &amp; Tony Wright eds., <text:span text:style-name="T3">The New Social Democracy</text:span> (1999). </text:p>
      <text:p text:style-name="P5">Anthony Giddens, <text:span text:style-name="T3">The Third Way: The Renewal of Social Democracy</text:span> (1998). </text:p>
      <text:p text:style-name="P5">Philip Gould, <text:span text:style-name="T3">The Unfinished Revolution: How Modernisers saved the Labour Party</text:span> (1999). </text:p>
      <text:p text:style-name="P5">Richard Heffernan, <text:span text:style-name="T3">New Labour and Thatcherism: Political Change in Britain</text:span> (2001). </text:p>
      <text:p text:style-name="P5">Martin Powell ed., <text:span text:style-name="T3">New Labour, New Welfare State</text:span> (1999). </text:p>
      <text:p text:style-name="P5">Martin <text:span text:style-name="T4">Powell ed., </text:span><text:span text:style-name="T5">Evaluating New Labour’s Welfare Reforms</text:span><text:span text:style-name="T4"> (2002). <text:s/></text:span></text:p>
      <text:p text:style-name="P5"><text:span text:style-name="T4">Stephen P. Savage &amp; Rob Atkinson, </text:span><text:span text:style-name="T6">Public Policy under Blair</text:span><text:span text:style-name="T4"> (2001). </text:span></text:p>
      <text:p text:style-name="P6"/>
      <text:p text:style-name="P1"><text:span text:style-name="T2"/></text:p>
      <text:p text:style-name="P4">Extended reading: the Nature of New Labour</text:p>
      <text:p text:style-name="P5"/>
      <text:p text:style-name="P5">Judith Bara and Ian Budge, ‘Party Policy and Ideology: Still New Labour’, <text:span text:style-name="T3">Parliamentary Affairs</text:span> 54, 4 (2001), pp. 590-606. <text:s/></text:p>
      <text:p text:style-name="P5">Andrew Chadwick &amp; Richard Heffernan, <text:span text:style-name="T3">The New Labour Reader</text:span> (2003). <text:s/></text:p>
      <text:p text:style-name="P5">Commission on Social Justice, <text:span text:style-name="T3">Social Justice: Strategies for National Renewal</text:span> (1994). </text:p>
      <text:p text:style-name="P7">A.J. Davies, <text:span text:style-name="T3">To Build a New Jerusalem: the British Labour Movement from the 1880s to the 1990s</text:span> (1992). <text:s/></text:p>
      <text:p text:style-name="P5">Michael Foley, <text:span text:style-name="T3">The British Presidency: Tony Blair and the Politics of Public Leadership</text:span> (2000). </text:p>
      <text:p text:style-name="P5">Anthony Giddens, <text:span text:style-name="T3">The Third Way and its Critics</text:span> (2000). </text:p>
      <text:p text:style-name="P5">Anthony Giddens ed., <text:span text:style-name="T3">The Global Third Way Debate</text:span> (2001). </text:p>
      <text:p text:style-name="P5">N. Huntington &amp; T. Bale, ‘New Labour: New Christian Democracy?’, <text:span text:style-name="T3">Political Quarterly</text:span>, 73, 1 (2002), pp. 45-50. <text:s/></text:p>
      <text:p text:style-name="P5">Will Hutton, <text:span text:style-name="T3">The State We’re In</text:span> (1995). </text:p>
      <text:p text:style-name="P5">Neal Lawson &amp; Neil Sherlock eds., <text:span text:style-name="T3">The Progressive Century: The Future of the Centre Left in Britain</text:span> (2001). </text:p>
      <text:p text:style-name="P5">Steve Ludlam &amp; Martin Smith, <text:span text:style-name="T3">New Labour in Government</text:span> (2001). </text:p>
      <text:p text:style-name="P5">A. Michael, H. Kennedy &amp; F. Klug, ‘Labour’s “Rights and Responsibilities” Debate’, <text:span text:style-name="T3">Political Quarterly</text:span>, 68, 2 (1997), pp. 153-161. <text:s/></text:p>
      <text:p text:style-name="P5">Andrew Rawnsley, <text:span text:style-name="T3">Servants of the People: The Inside Story of New Labour</text:span> (2001). </text:p>
      <text:p text:style-name="P5">(cont...)</text:p>
      <text:p text:style-name="P5"/>
      <text:p text:style-name="P5">Peter Riddell, <text:span text:style-name="T3">Parliament under Blair</text:span> (2000). <text:s/></text:p>
      <text:p text:style-name="P5">Donald Sassoon, ‘European Social Democracy and New Labour: Unity in Diversity?’, <text:span text:style-name="T3">Political Quarterly</text:span>, 70, s1 (1999), pp. 19-36. <text:s/></text:p>
      <text:p text:style-name="P5">Anthony Seldon ed., <text:span text:style-name="T3">The Blair Effect</text:span> (2001). </text:p>
      <text:p text:style-name="P5">Eric Shaw, <text:span text:style-name="T3">The Labour Party since 1979: Crisis &amp; Transformation</text:span> (1994). <text:s/></text:p>
      <text:p text:style-name="P5">Eric Shaw, ‘Britain: Left Abandoned? New Labour in Power’, <text:span text:style-name="T3">Parliamentary Affairs</text:span> 56, 1 (2003), pp. 6-23. <text:s/></text:p>
      <text:p text:style-name="P5">Trevor Smith, ‘“Something Old, Something New, Something Borrowed, Something Blue”: Themes of Tony Blair and his Government’, <text:span text:style-name="T3">Parliamentary Affairs</text:span> 56, 4 (2003), pp. 580-596. <text:s/></text:p>
      <text:p text:style-name="P8">Andrew Thorpe, <text:span text:style-name="T3">A History of the British Labour Party</text:span> (2001). <text:s/></text:p>
      <text:p text:style-name="P1"/>
      <text:p text:style-name="P9">Extended reading: Labour Policy</text:p>
      <text:p text:style-name="P5">N. Barr, ‘Financing Higher Education: Lessons from the UK Debate’, <text:span text:style-name="T3">Political Quarterly</text:span>, 74, 3 (2003), pp. 371-381. <text:s/></text:p>
      <text:p text:style-name="P5">Tim Brighouse, ‘New Labour on Education: Could Do Better’, <text:span text:style-name="T3">Political Quarterly</text:span>, 72, 1 (2001), pp. 19-29. <text:s/></text:p>
      <text:p text:style-name="P5">Clyde Chitty, <text:span text:style-name="T7">Understanding Schools and Schooling</text:span> (2002). <text:s/></text:p>
      <text:p text:style-name="P5">Jack Demaine ed., <text:span text:style-name="T7">Education Policy and Contemporary Politics</text:span> (2002). <text:s/></text:p>
      <text:p text:style-name="P5">J. Dixon, ‘Health Care: Modernising the Leviathan’, <text:span text:style-name="T3">Political Quarterly</text:span>, 72, 1 (2001), pp. 30-38. <text:s/></text:p>
      <text:p text:style-name="P5">R. Floud, G. Copland, A. Graham, B. Boucher, A. Smith &amp; B. Pimlott, ‘The Higher Education White Paper: Views from Around the Sector’, <text:span text:style-name="T3">Political Quarterly</text:span>, 74, 3 (2003), pp. 382-294. </text:p>
      <text:p text:style-name="P5">Derek Heater, ‘The History of Citizenship Education: A Comparative Outline’, <text:span text:style-name="T3">Parliamentary Affairs</text:span> 55, 3 (2002), pp. 457-474. <text:s/></text:p>
      <text:p text:style-name="P5">Andrew Hindmoor, ‘Government Policies: Pledges and Progress 1997-98’, <text:span text:style-name="T3">Parliamentary Affairs</text:span> 52, 2 (1999), pp. 179-193. <text:s/></text:p>
      <text:p text:style-name="P5">Andrew Hindmoor, ‘Public Policy, 1998-99: A Honeymoon Ending?’, <text:span text:style-name="T3">Parliamentary Affairs</text:span> 53, 2 (2000), pp. 262-274. <text:s/></text:p>
      <text:p text:style-name="P5">Andrew Hindmoor, ‘Public Policy: Developing a Distinctive Identity?’ , <text:span text:style-name="T3">Parliamentary Affairs</text:span> 55, 2 (2002), pp. 287-298. <text:s/></text:p>
      <text:p text:style-name="P5">Andrew Hindmoor, ‘Public Policy: The 2002 Spending Review and Beyond’, <text:span text:style-name="T3">Parliamentary Affairs</text:span> 56, 2 (2003), pp. 205-218. <text:s/></text:p>
      <text:p text:style-name="P5">Andrew Hindmoor, ‘Public Policy: Targets and Choice’, <text:span text:style-name="T3">Parliamentary Affairs</text:span> 58, 2 (2003), pp. 272-286. <text:s/></text:p>
      <text:p text:style-name="P5">Colin McCaig, ‘School Exams: Leavers in Panic’, <text:span text:style-name="T3">Parliamentary Affairs</text:span> 56, 3 (2003), pp. 471-489. <text:s/></text:p>
      <text:p text:style-name="P5">M. Mullard, ‘New Labour, New Public Expenditure: The Case of Cake Tomorrow’, <text:span text:style-name="T3">Political Quarterly</text:span>, 72, 3 (2001), pp. 310-321. <text:s/></text:p>
      <text:p text:style-name="P5">P. Taylor-Gooby &amp; C. Hastie, ‘Dissatisfaction with the NHS: Too Few Resources or the “New Consumerism”?’, <text:span text:style-name="T3">Political Quarterly</text:span>, 74, 2 (2003), pp. 233-240. <text:s/></text:p>
      <text:p text:style-name="P5"><text:span text:style-name="T4">M. Watson, ‘The</text:span> Politics of Inflation Management’<text:span text:style-name="T8">, </text:span><text:span text:style-name="T3">Political Quarterly</text:span>, 74, 3 (2003), pp. 285-297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Standard" style:next-style-name="Standard" style:class="text">
      <style:paragraph-properties fo:text-align="justify" style:justify-single-word="false" fo:orphans="0" fo:widows="0" fo:keep-with-next="always" style:text-autospace="none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To what extent did the development of New Labour between</text:p>
        <text:p text:style-name="P1">1994 and 1997 represent a decisive break with the party’s past?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7$Build-9044</meta:generator>
    <meta:initial-creator>Rob Dyke</meta:initial-creator>
    <meta:creation-date>2007-01-13T12:19:00</meta:creation-date>
    <dc:creator>Rob Dyke</dc:creator>
    <dc:date>2007-01-13T12:23:39</dc:date>
    <dc:language>en-GB</dc:language>
    <meta:editing-cycles>2</meta:editing-cycles>
    <meta:editing-duration>PT4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8" meta:word-count="784" meta:character-count="5146"/>
  </office:meta>
</office:document-meta>
</file>